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Lohit Devanagari1" svg:font-family="'Lohit Devanagari'"/>
    <style:font-face style:name="Segoe UI" svg:font-family="'Segoe UI', 'Segoe UI Web (West European)', 'Segoe UI', 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Liberation Sans" officeooo:rsid="00124bd1" officeooo:paragraph-rsid="00124bd1"/>
    </style:style>
    <style:style style:name="P2" style:family="paragraph" style:parent-style-name="Standard">
      <style:text-properties style:font-name="Liberation Sans" officeooo:rsid="0012c113" officeooo:paragraph-rsid="0012c113"/>
    </style:style>
    <style:style style:name="P3" style:family="paragraph" style:parent-style-name="Standard">
      <style:text-properties style:font-name="Liberation Sans" style:text-underline-style="solid" style:text-underline-width="auto" style:text-underline-color="font-color" officeooo:rsid="0013ad52" officeooo:paragraph-rsid="0013ad52"/>
    </style:style>
    <style:style style:name="P4" style:family="paragraph" style:parent-style-name="Standard">
      <style:text-properties style:font-name="Liberation Sans" style:text-underline-style="solid" style:text-underline-width="auto" style:text-underline-color="font-color" fo:font-weight="normal" officeooo:rsid="0013ad52" officeooo:paragraph-rsid="0013ad52" style:font-weight-asian="normal" style:font-weight-complex="normal"/>
    </style:style>
    <style:style style:name="P5" style:family="paragraph" style:parent-style-name="Standard" style:list-style-name="L1">
      <style:text-properties style:font-name="Liberation Sans" style:text-underline-style="none" officeooo:rsid="0013ad52" officeooo:paragraph-rsid="0013ad52"/>
    </style:style>
    <style:style style:name="P6" style:family="paragraph" style:parent-style-name="Standard">
      <style:text-properties style:font-name="Liberation Sans" style:text-underline-style="none" fo:font-weight="bold" officeooo:rsid="0013ad52" officeooo:paragraph-rsid="0013ad52" style:font-weight-asian="bold" style:font-weight-complex="bold"/>
    </style:style>
    <style:style style:name="P7" style:family="paragraph" style:parent-style-name="Standard" style:list-style-name="L2">
      <style:text-properties style:font-name="Liberation Sans" style:text-underline-style="none" fo:font-weight="normal" officeooo:rsid="0013ad52" officeooo:paragraph-rsid="0013ad52" style:font-weight-asian="normal" style:font-weight-complex="normal"/>
    </style:style>
    <style:style style:name="P8" style:family="paragraph" style:parent-style-name="Standard" style:list-style-name="L3">
      <style:text-properties officeooo:paragraph-rsid="0013ad52"/>
    </style:style>
    <style:style style:name="P9" style:family="paragraph" style:parent-style-name="Standard" style:list-style-name="L3">
      <style:text-properties officeooo:rsid="0013ad52" officeooo:paragraph-rsid="0013ad52"/>
    </style:style>
    <style:style style:name="P10" style:family="paragraph" style:parent-style-name="Standard">
      <style:text-properties officeooo:rsid="0015166f" officeooo:paragraph-rsid="0015166f"/>
    </style:style>
    <style:style style:name="P11" style:family="paragraph" style:parent-style-name="Standard">
      <style:text-properties style:text-underline-style="solid" style:text-underline-width="auto" style:text-underline-color="font-color" officeooo:rsid="0015166f" officeooo:paragraph-rsid="0015166f"/>
    </style:style>
    <style:style style:name="P12" style:family="paragraph" style:parent-style-name="Quotations">
      <style:paragraph-properties fo:margin-left="1cm" fo:margin-right="1cm" fo:orphans="2" fo:widows="2" fo:text-indent="0cm" style:auto-text-indent="false"/>
      <style:text-properties fo:font-variant="normal" fo:text-transform="none" fo:color="#201f1e" style:text-line-through-style="none" style:text-line-through-type="none" style:font-name="Liberation Sans" fo:font-size="12pt" fo:letter-spacing="normal" fo:font-style="normal" style:text-underline-style="none" fo:font-weight="normal" style:text-blinking="false" fo:background-color="#ffffff" loext:padding="0cm" loext:border="none"/>
    </style:style>
    <style:style style:name="P13" style:family="paragraph" style:parent-style-name="Quotations">
      <style:paragraph-properties fo:break-before="page"/>
      <style:text-properties style:text-underline-style="solid" style:text-underline-width="auto" style:text-underline-color="font-color" officeooo:rsid="0015166f" officeooo:paragraph-rsid="0013ad52"/>
    </style:style>
    <style:style style:name="T1" style:family="text">
      <style:text-properties style:font-name="Liberation Sans" style:text-underline-style="none" fo:font-weight="normal" style:font-weight-asian="normal" style:font-weight-complex="normal"/>
    </style:style>
    <style:style style:name="T2" style:family="text">
      <style:text-properties style:font-name="Liberation Sans" style:text-underline-style="none" fo:font-weight="normal" officeooo:rsid="0013ad52" style:font-weight-asian="normal" style:font-weight-complex="normal"/>
    </style:style>
    <style:style style:name="T3" style:family="text">
      <style:text-properties style:font-name="Liberation Sans" style:font-weight-asian="normal" style:font-weight-complex="normal"/>
    </style:style>
    <style:style style:name="T4" style:family="text">
      <style:text-properties style:font-name="Liberation San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Nutritional limitation exacerbates toxicity of sulfoxaflor in bumblebees</text:p>
      <text:p text:style-name="P1">Alberto Linguadoca</text:p>
      <text:p text:style-name="P1"/>
      <text:p text:style-name="P3">Background and methods</text:p>
      <text:p text:style-name="P2">The basis of this research is a model of degredation of the pesticide sulfoxaflor on plant and bee surfaces over time. This is based on data generated from a metanalysis of field experiments on various different crops across the EU (published work of another group) with a single first audit kenetic model applied to estimate degredation at any particular time point. </text:p>
      <text:p text:style-name="P2"/>
      <text:p text:style-name="P2">The EU data contains information grouped by crop. Different crops represent different exposure risks. Pumpkin has the lowest exposure to sulfoxaflor at 24g/ha and strawberry the highest at 48g/ha. Alberto used the model above with the pumpkin dose as the start value as his “best case scenario” for potential sulfoxaflor exposure in bees, and the model with the strawberry start value as his “worst case scenario” for field-realistic exposure levels. </text:p>
      <text:p text:style-name="P2"/>
      <text:p text:style-name="P2">Alberto also identified a gap in the literature when looking at how sugar concentration in the nectar affects consumption. He presented a meta analysis of sugar concentration in nectar across different genus of agricultural and non-agricultural plants to show the variation. Agriculturally important crops teneded to have “poor quality nectar” i.e. lower than average sugar concentrations. </text:p>
      <text:p text:style-name="P2"/>
      <text:p text:style-name="P2">He designed a fully crossed experiment with two variations of sugar concentration and with best and worst case sulfoxaflor exposures. </text:p>
      <text:p text:style-name="P2"/>
      <text:p text:style-name="P3">Results</text:p>
      <text:p text:style-name="P6">Survival</text:p>
      <text:list xml:id="list2102847346" text:style-name="L1">
        <text:list-item>
          <text:p text:style-name="P5">Survivial was decreased by up to 90% in the worst case scenario with 50% sucrose concentration. </text:p>
        </text:list-item>
        <text:list-item>
          <text:p text:style-name="P5">Probability of survival was also decreased by up to 50% in the worst case scenario with 15% sucrose within the first few hours of exposure</text:p>
        </text:list-item>
        <text:list-item>
          <text:p text:style-name="P5">Probabillity of survival was decreased in the best case scenario by 30% in treatment groups with 15% sucrose</text:p>
        </text:list-item>
        <text:list-item>
          <text:p text:style-name="P5">Measured consumption – those with 15% sucrose ate more than 50% sucrose </text:p>
        </text:list-item>
        <text:list-item>
          <text:p text:style-name="P5">Does the stress of low quality food increase the toxicity of the sulfoxaflor?</text:p>
        </text:list-item>
      </text:list>
      <text:p text:style-name="P6">Reproductive output </text:p>
      <text:list xml:id="list1282769588" text:style-name="L2">
        <text:list-item>
          <text:p text:style-name="P7">Egg production </text:p>
          <text:list>
            <text:list-item>
              <text:p text:style-name="P7">15% + Sulf decreased drastically </text:p>
            </text:list-item>
            <text:list-item>
              <text:p text:style-name="P7">15% decreased slightly </text:p>
            </text:list-item>
            <text:list-item>
              <text:p text:style-name="P7">Sulf only – no change </text:p>
            </text:list-item>
          </text:list>
        </text:list-item>
        <text:list-item>
          <text:p text:style-name="P7">Larval production </text:p>
          <text:list>
            <text:list-item>
              <text:p text:style-name="P7">15% + Sulf decreased drastically </text:p>
            </text:list-item>
            <text:list-item>
              <text:p text:style-name="P7">15% decreased drastically </text:p>
            </text:list-item>
            <text:list-item>
              <text:p text:style-name="P7">Sulf only – decreased slightly </text:p>
            </text:list-item>
          </text:list>
        </text:list-item>
      </text:list>
      <text:p text:style-name="P4">Conclusions </text:p>
      <text:list xml:id="list573533800" text:style-name="L3">
        <text:list-item>
          <text:p text:style-name="P8"><text:span text:style-name="T2">Nutritional quality affects toxicity </text:span></text:p>
        </text:list-item>
        <text:list-item>
          <text:p text:style-name="P9"><text:span text:style-name="T1">There are short term affects of this treatment </text:span></text:p>
        </text:list-item>
        <text:list-item>
          <text:p text:style-name="P9"><text:span text:style-name="T1">Survivial and reproduction are affected by sulfoxaflor</text:span></text:p>
        </text:list-item>
        <text:list-item>
          <text:p text:style-name="P9"><text:span text:style-name="T1">Future experiments should use field-realistic sugar concentrations</text:span></text:p>
        </text:list-item>
        <text:list-item>
          <text:p text:style-name="P9"><text:span text:style-name="T1">The effects seen here are probably exacerbated by the stress of lab conditions</text:span></text:p>
        </text:list-item>
      </text:list>
      <text:p text:style-name="P1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Lohit Devanagari1" svg:font-family="'Lohit Devanagari'"/>
    <style:font-face style:name="Segoe UI" svg:font-family="'Segoe UI', 'Segoe UI Web (West European)', 'Segoe UI', 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4T14:38:58.950825897</meta:creation-date>
    <dc:date>2020-01-24T15:15:23.909982610</dc:date>
    <meta:editing-duration>PT12M18S</meta:editing-duration>
    <meta:editing-cycles>3</meta:editing-cycles>
    <meta:generator>LibreOffice/6.0.7.3$Linux_X86_64 LibreOffice_project/00m0$Build-3</meta:generator>
    <meta:document-statistic meta:table-count="0" meta:image-count="0" meta:object-count="0" meta:page-count="2" meta:paragraph-count="29" meta:word-count="393" meta:character-count="2494" meta:non-whitespace-character-count="2127"/>
  </office:meta>
</office:document-meta>
</file>